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>
      <style:paragraph-properties fo:padding="0in" fo:border="none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5" style:family="paragraph" style:parent-style-name="Standard">
      <style:text-properties fo:font-style="italic" fo:font-weight="bold" style:font-style-asian="italic" style:font-weight-asian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fo:margin-left="0.5in" fo:margin-right="0in" fo:text-indent="0.5in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Footer">
      <style:paragraph-properties fo:margin-left="0in" fo:margin-right="0.25in" fo:text-indent="0in" style:auto-text-indent="false"/>
    </style:style>
    <style:style style:name="P10" style:family="paragraph" style:parent-style-name="Footer">
      <style:paragraph-properties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fo:background-color="#ffff00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background-color="#ffff00"/>
    </style:style>
    <style:style style:name="T7" style:family="text">
      <style:text-properties fo:font-size="9pt" style:font-size-asian="9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Forms, Reports, and Database Needs</text:span></text:p>
      <text:p text:style-name="Standard"/>
      <text:p text:style-name="Standard"><text:span text:style-name="T3">1. FORMS</text:span></text:p>
      <text:p text:style-name="P4"/>
      <text:p text:style-name="Standard"><text:span text:style-name="T5">A. Program database generation</text:span></text:p>
      <text:p text:style-name="P6"/>
      <text:p text:style-name="Standard">The following fields are on the Access Program Form:</text:p>
      <text:p text:style-name="Standard"><text:span text:style-name="T2">Trip Number</text:span><text:span text:style-name="T6">: 1 to n, where n is number of trips.</text:span></text:p>
      <text:p text:style-name="Standard"><text:span text:style-name="T2">Day:</text:span><text:span text:style-name="T6"> Which day of the festival, i.e. Friday, Saturday, Sunday or Monday</text:span></text:p>
      <text:p text:style-name="Standard"><text:span text:style-name="T1">Event</text:span>: <text:s/>the name of the trip</text:p>
      <text:p text:style-name="Standard">Type of Event: drop down arrow – can select Birding Event, Family Event, Nature Event</text:p>
      <text:p text:style-name="Standard"><text:span text:style-name="T1">Trip Status</text:span> – this has several selections – “up for consideration” “Retain” “New” and “Delete”</text:p>
      <text:p text:style-name="Standard"><text:s text:c="2"/>I need to be able to set all as “up for consideration” in a new year database – as confirmations come in from the leaders regarding their participation, I change the status to Retain or Drop – when I add a new trip, status is set to “new” – if something cancels, we need to be able to set it at drop – this does not delete the page/trip, it just shows as a “drop.”</text:p>
      <text:p text:style-name="Standard">Leader Info: <text:s/>4 leader lines that draw from the Leader Form with a drop down arrow.</text:p>
      <text:p text:style-name="Standard"><text:span text:style-name="T1">Start Time</text:span></text:p>
      <text:p text:style-name="Standard"><text:span text:style-name="T1">End Time</text:span></text:p>
      <text:p text:style-name="Standard"><text:span text:style-name="T1">Duration</text:span> – populated from the start and end times</text:p>
      <text:p text:style-name="Standard"><text:span text:style-name="T1">Maximum Attendance</text:span>: trip attendance is limited based on trip/leader preference.</text:p>
      <text:p text:style-name="Standard"><text:span text:style-name="T1">Type </text:span><text:span text:style-name="T2">Full</text:span>: <text:s/>drop down arrow with 5 choices – Field Trip; <text:s/>Field Trip/Presentation; Presentation; Presentation/Field Trip; Special Event</text:p>
      <text:p text:style-name="Standard"><text:span text:style-name="T1">Type</text:span>: No drop down – have several codes that correspond with type of trip choices; we use this for the brochure instead of the longer names in Type of trip.</text:p>
      <text:p text:style-name="Standard"><text:span text:style-name="T1">Site New</text:span>: Drop down with <text:span text:style-name="T6">16</text:span> choices – some others might get added, so perhaps we’ll need an “other” – the current choices are: Buellton, Cloisters, Community Center, Embarcadero, Montana de Oro, Morro Bay High School, Morro Landing, Morro Rock, Museum, Oso Flaco, Santa Maria, St. Peter’s, St. Timothy’s, State Park Marina, Veterans’ Hall.</text:p>
      <text:p text:style-name="Standard"><text:span text:style-name="T1">Site</text:span>: No drop down – codes correspond with above Site New fields – we use this for the brochure instead of the long names. <text:s/>Buellton=BU, CL=Cloisters, CC=Community Center, E=Embarcadero, MDO=Montana de Oro, MBHS=Morro Bay High School, ML=Morro Landing, MR=Morro Rock, M=Museum, OF=Oso Flaco, SM=Santa Maria, SPM=State Park Marina, SP=Saint Peter’s, ST=Saint Timothy, V=Veterans’ Hall</text:p>
      <text:p text:style-name="Standard"><text:span text:style-name="T1">Level</text:span>: <text:s/>No dropdown – we have codes to indicate which groups this event is particularly appropriate for – like BYW(beginner, youth, wheelchair.) Sometimes there is no code. <text:s/><text:span text:style-name="T4">Note this one is tricky because these codes are </text:span><text:soft-page-break/><text:span text:style-name="T4">presented in a number of different ways depending on the need, e.g. brochure, Signup Master data. <text:s/>Will give you more detail in a later document.</text:span></text:p>
      <text:p text:style-name="Standard"><text:span text:style-name="T1">Transportation:</text:span> <text:s/>Drop down choices – None, Bicycle, Boat, Bus, Kayak, Personal Vehicle, Super Van, Van, Walking.</text:p>
      <text:p text:style-name="Standard"><text:span text:style-name="T1">Program</text:span>: <text:s/>The large field in which we write the description of the trip.</text:p>
      <text:p text:style-name="Standard"/>
      <text:p text:style-name="Standard"><text:span text:style-name="T1">There’s also a Program Form &amp; Multi-Codes</text:span> – this one changes when we change the Program Form, but it has added fields. <text:s/></text:p>
      <text:p text:style-name="Standard"/>
      <text:p text:style-name="Standard"><text:span text:style-name="T1">Fee</text:span>: <text:s/>where the fee for the trip, if any is entered</text:p>
      <text:p text:style-name="Standard"><text:span text:style-name="T1">Site Room</text:span>: <text:s/>some sites use specific rooms – it is not an often used field</text:p>
      <text:p text:style-name="Standard"><text:span text:style-name="T1">Multi-Event</text:span> – checked if there are several events exactly the same except for date/time and leaders</text:p>
      <text:p text:style-name="Standard"><text:span text:style-name="T1">Multi-Code</text:span> – Used as a key to find event names that are same (the leaders names on these trips will change.)</text:p>
      <text:p text:style-name="Standard"><text:span text:style-name="T1">Multi-trip #s</text:span> – these help us identify which trip #s are the same trip – if trip 001, and 083 are exactly the same trip description, just different days or times, it is noted in the program description as “Same as event #083 (in description of 001) and Same as event #001 (in descripton of #083).</text:p>
      <text:p text:style-name="Standard"><text:span text:style-name="T1">Review Notes</text:span>: <text:s/>When we have proofed a form page we make a note –OK or a note if necessary in this field.</text:p>
      <text:p text:style-name="Standard"/>
      <text:p text:style-name="Standard"><text:span text:style-name="T5">B. Leader database generation</text:span></text:p>
      <text:p text:style-name="Standard">First Name:</text:p>
      <text:p text:style-name="Standard">Last Name:</text:p>
      <text:p text:style-name="Standard">Full Name:</text:p>
      <text:p text:style-name="Standard">Phone: <text:s text:c="4"/>Cell Phone:</text:p>
      <text:p text:style-name="Standard">Email:</text:p>
      <text:p text:style-name="Standard">Notes:</text:p>
      <text:p text:style-name="Standard">Address</text:p>
      <text:p text:style-name="Standard">Address Supp</text:p>
      <text:p text:style-name="Standard">City</text:p>
      <text:p text:style-name="Standard">State</text:p>
      <text:p text:style-name="Standard">Zip</text:p>
      <text:p text:style-name="Standard">Bio – used for the leader part of the website.</text:p>
      <text:p text:style-name="Standard"/>
      <text:p text:style-name="Standard">** need to be able to search data pages by any field – mostly use trip numbers and leader name, but have to be able to access page to make changes, change trip status, etc. <text:s/>sometimes need to look at all trips that are using a van, or all trips with 20 people, etc. <text:s/>don’t normally need a report about those – just need to be able to access them </text:p>
      <text:p text:style-name="Standard"/>
      <text:p text:style-name="Standard"><text:span text:style-name="T3">2. REPORTS NEEDED – Pulled from Access Databases. <text:s/>Example forms include:</text:span></text:p>
      <text:p text:style-name="P5"/>
      <text:list xml:id="list3560522468705650615" text:style-name="WWNum1">
        <text:list-item>
          <text:p text:style-name="P1">Leader Name – Email – Cell phone</text:p>
        </text:list-item>
        <text:list-item>
          <text:p text:style-name="P1"><text:soft-page-break/>Starter Excel File – Attached to email with this document</text:p>
        </text:list-item>
        <text:list-item>
          <text:p text:style-name="P1">Trip list by day – including Day (not necessarily date), trip number, trip name, start time, end time, leader</text:p>
        </text:list-item>
        <text:list-item>
          <text:p text:style-name="P1">Excel files:</text:p>
        </text:list-item>
      </text:list>
      <text:p text:style-name="P7">a. used to create brochure. Then converted to pdf</text:p>
      <text:p text:style-name="P7">b. used to create Schedule on the website. Then converted to pdf</text:p>
      <text:p text:style-name="Standard"><text:s text:c="7"/>5.<text:tab/>Word file of Program on the website. <text:s/>Converted to pdf.</text:p>
      <text:p text:style-name="Standard"><text:s text:c="7"/>6. <text:s text:c="2"/>Various sorts of data including but not limited to:</text:p>
      <text:list xml:id="list376909918693129356" text:style-name="WWNum2">
        <text:list-item>
          <text:p text:style-name="P2">List of all field trips – day, trip number, start time, end time, trip name, transportation, leader</text:p>
        </text:list-item>
        <text:list-item>
          <text:p text:style-name="P2">List of all workshops – day, trip number, start time, end time, workshop name, leader</text:p>
        </text:list-item>
        <text:list-item>
          <text:p text:style-name="P2">List of nature events – day, trip number, start time, end time, name of trip, leader</text:p>
        </text:list-item>
        <text:list-item>
          <text:p text:style-name="P2">List of Start times – day, trip number, start time, end time, trip name – sorted by Day, then start time.</text:p>
        </text:list-item>
        <text:list-item>
          <text:p text:style-name="P2">List of leaders with trips they are leading – include leader name, trip number, trip name day, start time, end time</text:p>
        </text:list-item>
        <text:list-item>
          <text:p text:style-name="P2">List of Van trips, including cost for van, trip number, day, start/end times, trip name, leader</text:p>
        </text:list-item>
      </text:list>
      <text:list xml:id="list6872103808045895397" text:style-name="WWNum3">
        <text:list-item>
          <text:p text:style-name="P3">Trip “Starter” file (those who organize the departure of events from the Community Center--). Info for yearly leader letter – Leader first name, email, trip number, day, start time, end time, trip name. – this needs to be an excel file for a mail merge (if I ever figure out how to mail merg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padding="0in" fo:border="none"/>
    </style:style>
    <style:style style:name="MT1" style:family="text">
      <style:text-properties fo:font-size="9pt" style:font-size-asian="9pt"/>
    </style:style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2"><draw:text-box fo:min-height="0in" fo:min-width="0.0161in"><text:p text:style-name="MP2"><text:span text:style-name="page_20_number"><text:span text:style-name="MT1"><text:page-number text:select-page="current">3</text:page-number></text:span></text:span></text:p></draw:text-box></draw:frame><text:span text:style-name="MT1">26 August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y Black</meta:initial-creator>
    <dc:creator>Jean Patterson</dc:creator>
    <meta:editing-cycles>4</meta:editing-cycles>
    <meta:creation-date>2016-08-26T22:28:00</meta:creation-date>
    <dc:date>2016-08-26T22:31:00</dc:date>
    <meta:editing-duration>PT3M</meta:editing-duration>
    <meta:generator>LibreOffice/5.1.4.2$Linux_X86_64 LibreOffice_project/10m0$Build-2</meta:generator>
    <meta:document-statistic meta:table-count="0" meta:image-count="0" meta:object-count="0" meta:page-count="3" meta:paragraph-count="61" meta:word-count="931" meta:character-count="5415" meta:non-whitespace-character-count="447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